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Grande" svg:font-family="'Lucida Grande'"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 style:family="text">
      <style:text-properties style:use-window-font-color="true"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 Note On Lodgings</text:p>
      <text:p text:style-name="P2"/>
      <text:p text:style-name="P1">The only place smaller that I have retired was in Marwencol, though that was more of a joke than anything else, a summer holiday compared to this excursion. I have sealed the door with my cloak, but I worry about the window; I have not slept with my gas mask on since Tintagel, and I do not relish the memory. The size does not matter; the building is some sort of Babylon! Each floor holds different treasures; the buzzing I hear must be machinery or great pumps, as the river is lifted from the canals below and runs along several floors above mine; people sit on the shore, right there in the middle of their home. There are great gardens full of produce, and Friend has told me that the cellar is full of mushrooms. One of the floors spirals inwards like a maze, before reaching a door that is locked. Above is something of a communal recreation room; the samovar in the centre burns star-hot and blackens my ceiling in a wide ring. There is a lock on the hatch that leads up to the roof, though something is mooing or cawing up there; a basilisk, or merely chickens? At the moment no one will tell me; they just stir their soup in silence.<office:annotation><dc:creator>Rob Sherman</dc:creator><dc:date>2010-08-15T11:39:09.23</dc:date><text:p text:style-name="P4"><text:span text:style-name="T2">Apparently the apparent obsession with height rather than width in the architecture of the town is to do with a concept called “ancient lights”; apparently, <text:s/>any building may rise as high as is feasible, but may not spread out over the ground more than a certain amount; this is because of each person's inalienable right to light from heaven, and the right to strive for that light; each buildings conducts its own, private Babel, but may not interfere in the heaven-scraping of others. Perhaps one's property extends into space, past the heavens, and beyond, in whichever celestial direction the Earth may point? </text:span></text:p></office:annotation> The view, as everywhere here, is fantastic, though there is a medieval darkness at night; I can only see lights from the river, those of the night fishermen. I saw their long poles ending in knives, though they seem not to use them; they leave their washing over them, and plunge their hands into the fast stream to bring up their catch. Mr. Light saw me up tonight after dinner with the Mayor, grunting a farewell at me<office:annotation><dc:creator>Robert Sherman</dc:creator><dc:date>2010-08-11T16:26:38.62</dc:date><text:p text:style-name="P3"><text:span text:style-name="T1">Reminder – perhaps ask the Mayor why they do not live together? If they are lovers, why must Mr. Lights and his daughter share a room here?</text:span></text:p></office:annotation> and moving upstairs. I can feel his bulk ricocheting through the infrastructure of my room. He is dancing, as I have learnt he likes to do, to old records and his daughter will be lying awake in bed. It is a shame that he carries a rifle. She is a sweet girl. Reminder - find out what she likes. The souvenir shops in this town are certainly prolific for somewhere that has no tourists. I was given a souvenir at the Inauguration today by a rather senior gentleman purple with moonshine; it is a youthful looking moon, cast in heavy metal on a red cord, with a wonderful scalloped surface that is calming to stroke. In fact, I feel a need to do so now; my feet are bleeding and I still cannot remove my wraps. Maybe tomorrow.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Grande" svg:font-family="'Lucida Grande'"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Sherman</meta:initial-creator>
    <meta:creation-date>2010-07-12T21:06:32</meta:creation-date>
    <dc:date>2010-08-15T11:41:53.53</dc:date>
    <dc:creator>Rob Sherman</dc:creator>
    <meta:editing-duration>PT01H06M10S</meta:editing-duration>
    <meta:editing-cycles>9</meta:editing-cycles>
    <meta:generator>OpenOffice.org/3.2$Win32 OpenOffice.org_project/320m12$Build-9483</meta:generator>
    <meta:document-statistic meta:table-count="0" meta:image-count="0" meta:object-count="0" meta:page-count="1" meta:paragraph-count="2" meta:word-count="435" meta:character-count="2312"/>
  </office:meta>
</office:document-meta>
</file>